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NF 6417 - process. 08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9-05" calcext:value-type="date">
            <text:p>05/09/2025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NF 6426 - process. 09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NF 6435 - process. 10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1-05" calcext:value-type="date">
            <text:p>05/11/2025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NF 6444 - process. 1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2-05" calcext:value-type="date">
            <text:p>05/12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NF 6453 - process. 1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6-01-05" calcext:value-type="date">
            <text:p>05/01/2026</text:p>
          </table:table-cell>
          <table:table-cell table:style-name="ce64" table:formula="of:=[.C7]-[.F7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6-01-31" calcext:value-type="date">
            <text:p>31/01/2026</text:p>
          </table:table-cell>
          <table:table-cell table:style-name="ce35" office:value-type="string" calcext:value-type="string">
            <text:p>NF 6462 - process. 01/2026</text:p>
          </table:table-cell>
          <table:table-cell table:style-name="ce39" office:value-type="float" office:value="550" calcext:value-type="float">
            <text:p>5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8"/>
          <table:table-cell table:style-name="ce64" table:formula="of:=[.C8]-[.F8]" office:value-type="float" office:value="550" calcext:value-type="float">
            <text:p>550,00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6-02-28" calcext:value-type="date">
            <text:p>28/02/2026</text:p>
          </table:table-cell>
          <table:table-cell table:style-name="ce35" office:value-type="string" calcext:value-type="string">
            <text:p>NF 6471 - process. 02/2026</text:p>
          </table:table-cell>
          <table:table-cell table:style-name="ce39" office:value-type="float" office:value="550" calcext:value-type="float">
            <text:p>5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8"/>
          <table:table-cell table:style-name="ce64" table:formula="of:=[.C9]-[.F9]" office:value-type="float" office:value="550" calcext:value-type="float">
            <text:p>550,00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9])" office:value-type="float" office:value="1100" calcext:value-type="float">
            <text:p>1.100,00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0.976709978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0.9789042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